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40000018283D5B0ACE5C6632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b27e" officeooo:paragraph-rsid="0014b27e"/>
    </style:style>
    <style:style style:name="P2" style:family="paragraph" style:parent-style-name="Standard">
      <style:text-properties officeooo:rsid="00162ab5" officeooo:paragraph-rsid="00162ab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/>
      <text:p text:style-name="P1"><draw:frame draw:style-name="fr1" draw:name="Image1" text:anchor-type="char" svg:width="3.3752in" svg:height="4.0209in" draw:z-index="0"><draw:image xlink:href="Pictures/10000001000001440000018283D5B0ACE5C663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JERCICIO 2</text:p>
      <text:p text:style-name="P1"/>
      <text:p text:style-name="P2">NO ENTIEND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5T12:49:33.535000000</meta:creation-date>
    <dc:date>2022-02-25T13:10:11.250000000</dc:date>
    <meta:editing-duration>PT20M36S</meta:editing-duration>
    <meta:editing-cycles>2</meta:editing-cycles>
    <meta:generator>LibreOffice/7.2.1.2$Windows_X86_64 LibreOffice_project/87b77fad49947c1441b67c559c339af8f3517e22</meta:generator>
    <meta:document-statistic meta:table-count="0" meta:image-count="1" meta:object-count="0" meta:page-count="1" meta:paragraph-count="3" meta:word-count="6" meta:character-count="33" meta:non-whitespace-character-count="30"/>
  </office:meta>
</office:document-meta>
</file>